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table:align="left"/>
    </style:style>
    <style:style style:name="Table1.A" style:family="table-column">
      <style:table-column-properties style:column-width="6.7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2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9" style:family="paragraph" style:parent-style-name="Heading_20_1" style:list-style-name="WWNum3"/>
    <style:style style:name="P30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1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9" style:family="text">
      <style:text-properties fo:color="#333333" style:font-name="Consolas" fo:background-color="#f8f8f8" loext:char-shading-value="0" style:font-name-asian="Consolas1" style:font-name-complex="Consolas1"/>
    </style:style>
    <style:style style:name="T30" style:family="text">
      <style:text-properties fo:color="#dd1144" style:font-name="Consolas" fo:background-color="#f8f8f8" loext:char-shading-value="0" style:font-name-asian="Consolas1" style:font-name-complex="Consolas1"/>
    </style:style>
    <style:style style:name="T31" style:family="text">
      <style:text-properties fo:color="#1155cc"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Desarrollo Web en Entorno Cliente</text:span><text:span text:style-name="T2"><text:line-break/></text:span><text:span text:style-name="T3">UD 06. Formularios - Actividades 01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4"><text:span text:style-name="T5">Actualizado Octubre 2020</text:span></text:p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30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span text:style-name="T19">1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1"><text:span text:style-name="T20">2. </text:span><text:a xlink:type="simple" xlink:href="#_52w34l695npa" text:style-name="Index_20_Link" text:visited-style-name="Index_20_Link"><text:span text:style-name="T15">Actividad 2</text:span></text:a><text:span text:style-name="T15"><text:tab/>3</text:span></text:p>
          <text:p text:style-name="P21"><text:span text:style-name="T20">3. </text:span><text:a xlink:type="simple" xlink:href="#_6kc382u8llev" text:style-name="Index_20_Link" text:visited-style-name="Index_20_Link"><text:span text:style-name="T15">Actividad 3</text:span></text:a><text:span text:style-name="T15"><text:tab/>3</text:span></text:p>
          <text:p text:style-name="P21"><text:span text:style-name="T20">4. </text:span><text:a xlink:type="simple" xlink:href="#_khdnocltqlq" text:style-name="Index_20_Link" text:visited-style-name="Index_20_Link"><text:span text:style-name="T15">Actividad 4</text:span></text:a><text:span text:style-name="T15"><text:tab/>3</text:span></text:p>
          <text:p text:style-name="P22"><text:soft-page-break/><text:span text:style-name="T20">5. </text:span><text:a xlink:type="simple" xlink:href="#_38awkmbxrd5h" text:style-name="Index_20_Link" text:visited-style-name="Index_20_Link"><text:span text:style-name="T15">Autores (en orden alfabético)</text:span></text:a><text:span text:style-name="T15"><text:tab/>4</text:span></text:p>
        </text:index-body>
      </text:table-of-content>
      <text:p text:style-name="P19"><text:span text:style-name="T21">UD0</text:span><text:span text:style-name="T22">6</text:span><text:span text:style-name="T23">. Formularios</text:span><text:span text:style-name="T22"> - Actividades 01</text:span></text:p>
      <text:p text:style-name="P24"><text:span text:style-name="T16">📖 </text:span><text:span text:style-name="T27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4"><text:span text:style-name="T16">📖 </text:span><text:span text:style-name="T27">Importante 2: </text:span>si en programación algo no sale a la primera... es totalmente normal. Es parte del aprendizaje. ¿Cómo crees que aprendieron los mejores programadores?</text:p>
      <text:list xml:id="list3809790405" text:style-name="WWNum3">
        <text:list-item>
          <text:p text:style-name="P29"><text:bookmark text:name="_4owcmsjlyn6b"/>Actividad 1</text:p>
        </text:list-item>
      </text:list>
      <text:p text:style-name="Standard">Realiza un formulario donde se pueda introducir y enviar un DNI con letra. El formulario deberá validar si la letra es correcta al:</text:p>
      <text:p text:style-name="Standard"><text:span text:style-name="T27">a)</text:span> Perder el foco del campo de texto donde se introduce el DNI.</text:p>
      <text:p text:style-name="Standard"><text:span text:style-name="T27">b)</text:span> Enviar el formulario, cancelando el envío si el formato no es correcto.</text:p>
      <text:list xml:id="list93346566296798" text:continue-numbering="true" text:style-name="WWNum3">
        <text:list-item>
          <text:p text:style-name="P29"><text:bookmark text:name="_52w34l695npa"/>Actividad 2</text:p>
        </text:list-item>
      </text:list>
      <text:p text:style-name="Standard">Realiza un formulario que pida una dirección de email y la valide antes de enviarla:</text:p>
      <text:p text:style-name="Standard"><text:span text:style-name="T27">a)</text:span> Debe validar si el email sigue el formato texto@servidor.loquesea</text:p>
      <text:p text:style-name="Standard"><text:span text:style-name="T27">b)</text:span> Además de validar el formato anterior, debe comprobar que servidor.loquesea este como servidor admitido en un array de servidores llamado “listaServidores”.</text:p>
      <text:p text:style-name="Standard">Dicho array debe ser definido a mano en el código.</text:p>
      <text:p text:style-name="Standard"><text:span text:style-name="T27">Ejemplo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28">let</text:span><text:span text:style-name="T29"> listaServidores=[</text:span><text:span text:style-name="T30">"terra.es"</text:span><text:span text:style-name="T29">,</text:span><text:span text:style-name="T30">"google.com"</text:span><text:span text:style-name="T29">,</text:span><text:span text:style-name="T30">"marca.es"</text:span><text:span text:style-name="T29">,</text:span><text:span text:style-name="T30">"yahoo.es"</text:span><text:span text:style-name="T29">];</text:span></text:p>
          </table:table-cell>
        </table:table-row>
      </table:table>
      <text:list xml:id="list93345986724876" text:continue-numbering="true" text:style-name="WWNum3">
        <text:list-item>
          <text:p text:style-name="P29"><text:bookmark text:name="_6kc382u8llev"/>Actividad 3</text:p>
        </text:list-item>
      </text:list>
      <text:p text:style-name="Standard">Realiza un formulario que tenga dos campos de texto. Deberá validar antes de enviarse si uno de los campos es un anagrama del otro y enviarse solo si lo es. Se ignorarán mayúsculas, minúsculas y espacios.</text:p>
      <text:p text:style-name="Standard">Para más información sobre que es un anagrama <text:a xlink:type="simple" xlink:href="https://es.wikipedia.org/wiki/Anagrama" text:style-name="ListLabel_20_19" text:visited-style-name="ListLabel_20_19"><text:span text:style-name="T31">https://es.wikipedia.org/wiki/Anagrama</text:span></text:a></text:p>
      <text:list xml:id="list93347221157845" text:continue-numbering="true" text:style-name="WWNum3">
        <text:list-item>
          <text:p text:style-name="P29"><text:bookmark text:name="_khdnocltqlq"/>Actividad 4</text:p>
        </text:list-item>
      </text:list>
      <text:p text:style-name="Standard">Realiza un formulario con dos elementos “select”. Al cambiar el primero, se actualizará el segundo. Al enviar el formulario, se comprobará que ambos han sido marcados.</text:p>
      <text:p text:style-name="Standard">Cuando no tengan ninguna selección previa, los “select” mostrarán “Select no seleccionado”.</text:p>
      <text:p text:style-name="Standard">Los valores del primer “select” serán “Alicante”, “Castellón”, “Valencia”. </text:p>
      <text:p text:style-name="Standard">Por defecto no habrá ninguno seleccionado.</text:p>
      <text:p text:style-name="Standard">Los valores del segundo “select” son:</text:p>
      <text:list xml:id="list3810265143" text:style-name="WWNum2">
        <text:list-item>
          <text:p text:style-name="P25"><text:span text:style-name="T27">Para Alicante</text:span>: “Alicante Capital”, “Elche”, “Orihuela”.</text:p>
        </text:list-item>
        <text:list-item>
          <text:p text:style-name="P26"><text:span text:style-name="T27">Para Castellón</text:span>: “Castellón Capital”, “Oropesa”, “Vinaroz”.</text:p>
        </text:list-item>
        <text:list-item>
          <text:p text:style-name="P27"><text:soft-page-break/><text:span text:style-name="T27">Para Valencia</text:span>: “Valencia Capital”, “Torrent”, “Mislata”. (Aquí saldrá por defecto seleccionado “Mislata”).</text:p>
        </text:list-item>
      </text:list>
      <text:p text:style-name="P23"/>
      <text:list xml:id="list93347639533544" text:continue-list="list93347221157845" text:style-name="WWNum3">
        <text:list-item>
          <text:p text:style-name="P29"><text:bookmark text:name="_38awkmbxrd5h"/>Autores (en orden alfabético)</text:p>
        </text:list-item>
      </text:list>
      <text:p text:style-name="P23">A continuación ofrecemos en orden alfabético el listado de autores que han hecho aportaciones a este documento:</text:p>
      <text:list xml:id="list2958137380" text:style-name="WWNum1">
        <text:list-item>
          <text:p text:style-name="P28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6</text:span><text:span text:style-name="MT1">. </text:span><text:span text:style-name="MT2">Formularios</text:span><text:span text:style-name="MT1"> 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6 - Página</text:span><text:span text:style-name="MT1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4" meta:paragraph-count="47" meta:word-count="477" meta:character-count="3054" meta:non-whitespace-character-count="2627"/>
    <meta:generator>LibreOfficeDev/6.0.5.2$Linux_X86_64 LibreOffice_project/</meta:generator>
  </office:meta>
</office:document-meta>
</file>